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/>
    </style:style>
    <style:style style:name="P2" style:family="paragraph" style:parent-style-name="Standard">
      <style:text-properties style:font-name="Liberation Mono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smillah</text:p>
      <text:p text:style-name="P1"/>
      <text:p text:style-name="P2">slides 05:</text:p>
      <text:p text:style-name="P1"/>
      <text:p text:style-name="P1">Director's:</text:p>
      <text:p text:style-name="P1"/>
      <text:p text:style-name="P1">In small companies, share holders run the company directly but some share-holders only want to invest money, not run a company</text:p>
      <text:p text:style-name="P1"/>
      <text:p text:style-name="P1">Company law says that share-holders appoint director's to run the company on their behalf</text:p>
      <text:p text:style-name="P1"/>
      <text:p text:style-name="P1">In small companies, the shareholders may actually be directors </text:p>
      <text:p text:style-name="P1"/>
      <text:p text:style-name="P1">In large companies, the shareholders don't even know who directors are</text:p>
      <text:p text:style-name="P1"/>
      <text:p text:style-name="P1">Director have obligations:</text:p>
      <text:p text:style-name="P1"/>
      <text:p text:style-name="P1">-Company employees</text:p>
      <text:p text:style-name="P1"/>
      <text:p text:style-name="P1">-Share-Holders</text:p>
      <text:p text:style-name="P1"/>
      <text:p text:style-name="P1">Board of Directors:</text:p>
      <text:p text:style-name="P1"/>
      <text:p text:style-name="P1">Members of board can be:</text:p>
      <text:p text:style-name="P1"/>
      <text:p text:style-name="P1">-Elected</text:p>
      <text:p text:style-name="P1"/>
      <text:p text:style-name="P1">-Appointed after interview</text:p>
      <text:p text:style-name="P1"/>
      <text:p text:style-name="P1">Directors jointly oversee the activites of a company</text:p>
      <text:p text:style-name="P1"/>
      <text:p text:style-name="P1">Board of Directors, Board of Governers, Board of Trustees e.t.c are same thing</text:p>
      <text:p text:style-name="P1"/>
      <text:p text:style-name="P1">There are two tier board in Euro/Asia countries:</text:p>
      <text:p text:style-name="P1"/>
      <text:p text:style-name="P1">-Executive Board: supervises Day-To-Day business through Managers</text:p>
      <text:p text:style-name="P1"/>
      <text:p text:style-name="P1">-Supervisory Board: supervises the Executive Board</text:p>
      <text:p text:style-name="P1"/>
      <text:p text:style-name="P1">The sytem of board of directors of different companies:</text:p>
      <text:p text:style-name="P1"/>
      <text:p text:style-name="P1">-Amazon</text:p>
      <text:p text:style-name="P1"/>
      <text:p text:style-name="P1">-Google</text:p>
      <text:p text:style-name="P1"/>
      <text:p text:style-name="P1">-Facebook</text:p>
      <text:p text:style-name="P1"/>
      <text:p text:style-name="P1">-Mircrosoft</text:p>
      <text:p text:style-name="P1"/>
      <text:p text:style-name="P1">-Apple</text:p>
      <text:p text:style-name="P1"><text:soft-page-break/></text:p>
      <text:p text:style-name="P1">-Oracle</text:p>
      <text:p text:style-name="P1"/>
      <text:p text:style-name="P1">Directors:</text:p>
      <text:p text:style-name="P1"/>
      <text:p text:style-name="P1">dicrectors must act in good faith for the benefit of company</text:p>
      <text:p text:style-name="P1"/>
      <text:p text:style-name="P1">Case 1:</text:p>
      <text:p text:style-name="P1"/>
      <text:p text:style-name="P1"/>
      <text:p text:style-name="P1">You are a director of a</text:p>
      <text:p text:style-name="P1">company that writes software.</text:p>
      <text:p text:style-name="P1">Someone approaches you to</text:p>
      <text:p text:style-name="P1">have some very small</text:p>
      <text:p text:style-name="P1">software written.</text:p>
      <text:p text:style-name="P1">–</text:p>
      <text:p text:style-name="P1">Option A: You realize you can</text:p>
      <text:p text:style-name="P1">write software in your spare</text:p>
      <text:p text:style-name="P1">time so your employees can do</text:p>
      <text:p text:style-name="P1">other important stuff for the</text:p>
      <text:p text:style-name="P1">company.</text:p>
      <text:p text:style-name="P1"/>
      <text:p text:style-name="P1">Option B: You put the small</text:p>
      <text:p text:style-name="P1">software in the pipeline for your</text:p>
      <text:p text:style-name="P1">employees to complete just like</text:p>
      <text:p text:style-name="P1">any other project. – Option B: You keep quiet because the</text:p>
      <text:p text:style-name="P1">supplier is qualified to get the</text:p>
      <text:p text:style-name="P1">contract and it will not be fair to</text:p>
      <text:p text:style-name="P1">deny them the contract because they</text:p>
      <text:p text:style-name="P1">are related to you.</text:p>
      <text:p text:style-name="P1"/>
      <text:p text:style-name="P1">– Option C: …. any ideas … ?</text:p>
      <text:p text:style-name="P1"/>
      <text:p text:style-name="P1"/>
      <text:p text:style-name="P1">Case 2:</text:p>
      <text:p text:style-name="P1"/>
      <text:p text:style-name="P1">You are a director of a company</text:p>
      <text:p text:style-name="P1">who is about to make a contract</text:p>
      <text:p text:style-name="P1">with a supplier. The supplier is</text:p>
      <text:p text:style-name="P1">related to you, or is your friend.</text:p>
      <text:p text:style-name="P1">The supplier has already been</text:p>
      <text:p text:style-name="P1">shortlisted to be amongst the best</text:p>
      <text:p text:style-name="P1">and most reasonable of other</text:p>
      <text:p text:style-name="P1">suppliers.</text:p>
      <text:p text:style-name="P1"/>
      <text:p text:style-name="P1">– Option A: You tell the company that</text:p>
      <text:p text:style-name="P1">supplier is your friend/relative and</text:p>
      <text:p text:style-name="P1">hence cannot be selected.</text:p>
      <text:p text:style-name="P1"/>
      <text:p text:style-name="P1">– Option B: You put the small</text:p>
      <text:p text:style-name="P1">software in the pipeline for your</text:p>
      <text:p text:style-name="P1">employees to complete just like</text:p>
      <text:p text:style-name="P1">any other project. – Option B: You keep quiet because the</text:p>
      <text:p text:style-name="P1"><text:soft-page-break/>supplier is qualified to get the</text:p>
      <text:p text:style-name="P1">contract and it will not be fair to</text:p>
      <text:p text:style-name="P1">deny them the contract because they</text:p>
      <text:p text:style-name="P1">are related to you.</text:p>
      <text:p text:style-name="P1"/>
      <text:p text:style-name="P1">– Option C: …. any ideas … ? – Option C: … any ideas .. ?</text:p>
      <text:p text:style-name="P1"/>
      <text:p text:style-name="P1">Answer for Case 1:</text:p>
      <text:p text:style-name="P1"/>
      <text:p text:style-name="P1">Option B: You put the small</text:p>
      <text:p text:style-name="P1">software in the pipeline for</text:p>
      <text:p text:style-name="P1">your employees to complete</text:p>
      <text:p text:style-name="P1">just like any other project.</text:p>
      <text:p text:style-name="P1"/>
      <text:p text:style-name="P1">Not doing so will suggest</text:p>
      <text:p text:style-name="P1">to other employees that</text:p>
      <text:p text:style-name="P1">director has some personal</text:p>
      <text:p text:style-name="P1">interest (even though</text:p>
      <text:p text:style-name="P1">there was none)</text:p>
      <text:p text:style-name="P1"/>
      <text:p text:style-name="P1">This way everything will</text:p>
      <text:p text:style-name="P1">be more transparent.</text:p>
      <text:p text:style-name="P1"/>
      <text:p text:style-name="P1">Answer for Case 2:</text:p>
      <text:p text:style-name="P1"/>
      <text:p text:style-name="P1">Option A but with</text:p>
      <text:p text:style-name="P1">modification: You tell the</text:p>
      <text:p text:style-name="P1">board of directors that</text:p>
      <text:p text:style-name="P1">supplier is your</text:p>
      <text:p text:style-name="P1">friend/relative and hence</text:p>
      <text:p text:style-name="P1">refrain from voting when</text:p>
      <text:p text:style-name="P1">the matter is discussed</text:p>
      <text:p text:style-name="P1"/>
      <text:p text:style-name="P1">Known as Declaring</text:p>
      <text:p text:style-name="P1">Conflict of Interest</text:p>
      <text:p text:style-name="P1"/>
      <text:p text:style-name="P1">What if every director</text:p>
      <text:p text:style-name="P1">has a conflict of interest?</text:p>
      <text:p text:style-name="P1"/>
      <text:p text:style-name="P1">External obligations of director:</text:p>
      <text:p text:style-name="P1"/>
      <text:p text:style-name="P1">Responsibilites of supervisory boards</text:p>
      <text:p text:style-name="P1"/>
      <text:p text:style-name="P1">-Beaware of company's financial position</text:p>
      <text:p text:style-name="P1"/>
      <text:p text:style-name="P1">-preparation of annual report</text:p>
      <text:p text:style-name="P1"/>
      <text:p text:style-name="P1">-ensure company complies with all provision of law:</text:p>
      <text:p text:style-name="P1"/>
      <text:p text:style-name="P1">if law is breached, company will be prosecuted for violation of law, but in some cases, directors can be made personally for breach</text:p>
      <text:p text:style-name="P1"/>
      <text:p text:style-name="P1"><text:soft-page-break/>executive director vs non-executive director:</text:p>
      <text:p text:style-name="P1"/>
      <text:p text:style-name="P1">executive director: is also employee for company</text:p>
      <text:p text:style-name="P1"/>
      <text:p text:style-name="P1">non-executive director: only works in advisory capacity to the company</text:p>
      <text:p text:style-name="P1"/>
      <text:p text:style-name="P1">-attend all montly board meetings, with equal importance as executive directors</text:p>
      <text:p text:style-name="P1"/>
      <text:p text:style-name="P1">-paid a fee for their services</text:p>
      <text:p text:style-name="P1"/>
      <text:p text:style-name="P1">-they have same role as executive directors but may be given some additional tasks such as "Determining an executive directors tankhwa"</text:p>
      <text:p text:style-name="P1"/>
      <text:p text:style-name="P1">company secretary:</text:p>
      <text:p text:style-name="P1"/>
      <text:p text:style-name="P1">-responsible for keeping various record</text:p>
      <text:p text:style-name="P1"/>
      <text:p text:style-name="P1">-responsible for handling paper-work and administration issues with SCEP</text:p>
      <text:p text:style-name="P1"/>
      <text:p text:style-name="P1">-secretary is often a director (most common in small companies)</text:p>
      <text:p text:style-name="P1"/>
      <text:p text:style-name="P1">-larger companies hire outside staff, usually: accountants</text:p>
      <text:p text:style-name="P1"/>
      <text:p text:style-name="P1">structure and management of organizations:</text:p>
      <text:p text:style-name="P1"/>
      <text:p text:style-name="P1">how is work shared b/w employees and/or directors of the company</text:p>
      <text:p text:style-name="P1"/>
      <text:p text:style-name="P1">how people are grouped?</text:p>
      <text:p text:style-name="P1"/>
      <text:p text:style-name="P1">who reports to whom?</text:p>
      <text:p text:style-name="P1"/>
      <text:p text:style-name="P1">objectives of an organization structure:</text:p>
      <text:p text:style-name="P1"/>
      <text:p text:style-name="P1">-facilitates flow of information: so to facilitate directors in decision making</text:p>
      <text:p text:style-name="P1"/>
      <text:p text:style-name="P1">-facilitates effective co-ordination:</text:p>
      <text:p text:style-name="P1"/>
      <text:p text:style-name="P1">-pooled inter-dependence:</text:p>
      <text:p text:style-name="P1"/>
      <text:p text:style-name="P1">components are independent and only contribute financially to the company</text:p>
      <text:p text:style-name="P1"/>
      <text:p text:style-name="P1">-sequential inter-dependence:</text:p>
      <text:p text:style-name="P1"/>
      <text:p text:style-name="P1">one component has to complete its function before next component perform it. (e.g system developers complete product before testers can do their job)</text:p>
      <text:p text:style-name="P1"/>
      <text:p text:style-name="P1"><text:soft-page-break/>-reciprocal inter-dependence:</text:p>
      <text:p text:style-name="P1"/>
      <text:p text:style-name="P1">unit-a output becomes the input of unit-b and unit-b output becomes input of unit-a</text:p>
      <text:p text:style-name="P1"/>
      <text:p text:style-name="P1">why objectives of an organization structure?</text:p>
      <text:p text:style-name="P1"/>
      <text:p text:style-name="P1">answer: so organizations will:</text:p>
      <text:p text:style-name="P1"/>
      <text:p text:style-name="P1">-allocate resources</text:p>
      <text:p text:style-name="P1"/>
      <text:p text:style-name="P1">-allocate people</text:p>
      <text:p text:style-name="P1"/>
      <text:p text:style-name="P1">to make this structure operate smoothly</text:p>
      <text:p text:style-name="P1"/>
      <text:p text:style-name="P1">hierarical structure:</text:p>
      <text:p text:style-name="P1"/>
      <text:p text:style-name="P1">-all tasks are split up into specialized jobs</text:p>
      <text:p text:style-name="P1"/>
      <text:p text:style-name="P1">-performance of each task is governed by precise rules</text:p>
      <text:p text:style-name="P1"/>
      <text:p text:style-name="P1">-all communications and tasks will be done "impersonally" and in "formal" manner</text:p>
      <text:p text:style-name="P1"/>
      <text:p text:style-name="P1">hierarchial structure:</text:p>
      <text:p text:style-name="P1"/>
      <text:p text:style-name="P1">-recruitment: based on identification of new task</text:p>
      <text:p text:style-name="P1"/>
      <text:p text:style-name="P1">-promotion: based on senority and/or achivement</text:p>
      <text:p text:style-name="P1"/>
      <text:p text:style-name="P1">-dismissal: nobody can dismiss employee arbitrarily</text:p>
      <text:p text:style-name="P1"/>
      <text:p text:style-name="P1">hierarical structure follows "structure by function" approach where all task are accumulated to represent "core functions" of an organization</text:p>
      <text:p text:style-name="P1"/>
      <text:p text:style-name="P1">each unit of tasks will be headed by one and only one manager</text:p>
      <text:p text:style-name="P1"/>
      <text:p text:style-name="P1">hierarhical structure:</text:p>
      <text:p text:style-name="P1"/>
      <text:p text:style-name="P1">-appropriate for small organizations</text:p>
      <text:p text:style-name="P1"/>
      <text:p text:style-name="P1">-simple and easy for each department to understand their responsibilities</text:p>
      <text:p text:style-name="P1"/>
      <text:p text:style-name="P1">-easy to hold a particular department accountable if something goes wrong</text:p>
      <text:p text:style-name="P1"/>
      <text:p text:style-name="P1">structure by geograph:</text:p>
      <text:p text:style-name="P1"/>
      <text:p text:style-name="P1">mostly applied to multi-national companies</text:p>
      <text:p text:style-name="P1"/>
      <text:p text:style-name="P1">-legal presence(registered company,tax registered)</text:p>
      <text:p text:style-name="P1"><text:soft-page-break/></text:p>
      <text:p text:style-name="P1">-physical presence(in terms of offices)</text:p>
      <text:p text:style-name="P1"/>
      <text:p text:style-name="P1">-market presence(sales/marketing staff,trained in local language and cultral factors)</text:p>
      <text:p text:style-name="P1"/>
      <text:p text:style-name="P1">cons of this structure:</text:p>
      <text:p text:style-name="P1"/>
      <text:p text:style-name="P1">-may lead to function duplication</text:p>
      <text:p text:style-name="P1"/>
      <text:p text:style-name="P1">-work servies and process may differ from area to area</text:p>
      <text:p text:style-name="P1"/>
      <text:p text:style-name="P1">-no unified culture in organization</text:p>
      <text:p text:style-name="P1"/>
      <text:p text:style-name="P1">-coordination challanges due to distance</text:p>
      <text:p text:style-name="P1"/>
      <text:p text:style-name="P1">structure by product line:</text:p>
      <text:p text:style-name="P1"/>
      <text:p text:style-name="P1">organization arranges itself on basis of different products/services that they provide</text:p>
      <text:p text:style-name="P1"/>
      <text:p text:style-name="P1">structure by technology:</text:p>
      <text:p text:style-name="P1"/>
      <text:p text:style-name="P1">have divison based on technologies:</text:p>
      <text:p text:style-name="P1"/>
      <text:p text:style-name="P1">divions on the basis of:</text:p>
      <text:p text:style-name="P1"/>
      <text:p text:style-name="P1">artifical intelligence department</text:p>
      <text:p text:style-name="P1"/>
      <text:p text:style-name="P1">database department</text:p>
      <text:p text:style-name="P1"/>
      <text:p text:style-name="P1">cyber security department</text:p>
      <text:p text:style-name="P1"/>
      <text:p text:style-name="P1">issues:</text:p>
      <text:p text:style-name="P1"/>
      <text:p text:style-name="P1">-customer req may be of differeny technologies</text:p>
      <text:p text:style-name="P1"/>
      <text:p text:style-name="P1">-software developers may have expertise belonging to more than one technology. Under which structure they operate and report to?</text:p>
      <text:p text:style-name="P1"/>
      <text:p text:style-name="P1">-sales/marketing staff will have problems in guessing which clients to refer to which technology</text:p>
      <text:p text:style-name="P1"/>
      <text:p text:style-name="P1">matrix structure:</text:p>
      <text:p text:style-name="P1"/>
      <text:p text:style-name="P1">used to mix roles of differnt organizations components (very difficult to manage)</text:p>
      <text:p text:style-name="P1"/>
      <text:p text:style-name="P1">-unclear decision making(two bosses which one to follow)</text:p>
      <text:p text:style-name="P1"/>
      <text:p text:style-name="P1">-two bosses (which one to report)</text:p>
      <text:p text:style-name="P1"/>
      <text:p text:style-name="P1">-accountability(which one is accountable)</text:p>
      <text:p text:style-name="P1"><text:soft-page-break/></text:p>
      <text:p text:style-name="P1">depth of structure:</text:p>
      <text:p text:style-name="P1"/>
      <text:p text:style-name="P1">-depth of structure (DOS): maximum number of layers in an organization hierarchy</text:p>
      <text:p text:style-name="P1"/>
      <text:p text:style-name="P1">-managerial control span (MCS): number of people that report to a manager</text:p>
      <text:p text:style-name="P1"/>
      <text:p text:style-name="P1">Centralization vs Decentralization:</text:p>
      <text:p text:style-name="P1"/>
      <text:p text:style-name="P1">centralized:</text:p>
      <text:p text:style-name="P1"/>
      <text:p text:style-name="P1">-rules from the top must be followed</text:p>
      <text:p text:style-name="P1"/>
      <text:p text:style-name="P1">-benefit: programmers can easily be moved from one part of company to another</text:p>
      <text:p text:style-name="P1"/>
      <text:p text:style-name="P1">-drawback: you cannot use another language/db even if it was much better than the company choice</text:p>
      <text:p text:style-name="P1"/>
      <text:p text:style-name="P1">decentralized:</text:p>
      <text:p text:style-name="P1"/>
      <text:p text:style-name="P1">-rules from the top can be followed (may be adapted locally if required)</text:p>
      <text:p text:style-name="P1"/>
      <text:p text:style-name="P1">-benefit: use the most suitable tools for each project</text:p>
      <text:p text:style-name="P1"/>
      <text:p text:style-name="P1">-drawback: maintainence nightmare+may also result in a large part of un-documented code using old technologies</text:p>
      <text:p text:style-name="P1"/>
      <text:p text:style-name="P2">slide 06:</text:p>
      <text:p text:style-name="P2"/>
      <text:p text:style-name="P1">Financing your busniess:</text:p>
      <text:p text:style-name="P1"/>
      <text:p text:style-name="P1">You need money to start a busniess, where to get this money?What to do?What to sell?</text:p>
      <text:p text:style-name="P1"/>
      <text:p text:style-name="P1">Financing your business:</text:p>
      <text:p text:style-name="P1"/>
      <text:p text:style-name="P1">-customers will not pay until you've provided them with tangible product</text:p>
      <text:p text:style-name="P1"/>
      <text:p text:style-name="P1">-individual clients pay fast</text:p>
      <text:p text:style-name="P1"/>
      <text:p text:style-name="P1">-company clients pay slow</text:p>
      <text:p text:style-name="P1"/>
      <text:p text:style-name="P1">-government clients pay even slower</text:p>
      <text:p text:style-name="P1"/>
      <text:p text:style-name="P1">where does the money go??</text:p>
      <text:p text:style-name="P1"/>
      <text:p text:style-name="P1">-salaries:</text:p>
      <text:p text:style-name="P1"/>
      <text:p text:style-name="P1"><text:soft-page-break/>-small firm, founders/staff will take some salary</text:p>
      <text:p text:style-name="P1"/>
      <text:p text:style-name="P1">-office rent, heating, lighting</text:p>
      <text:p text:style-name="P1"/>
      <text:p text:style-name="P1">-equipment purchases </text:p>
      <text:p text:style-name="P1"/>
      <text:p text:style-name="P1">-advertising and marketing costs</text:p>
      <text:p text:style-name="P1"/>
      <text:p text:style-name="P1">-TA/DA, office equipment,stationary e.t.c</text:p>
      <text:p text:style-name="P1"/>
      <text:p text:style-name="P1">-interest on borrowed money</text:p>
      <text:p text:style-name="P1"/>
      <text:p text:style-name="P1">Raising finances: Business Plan</text:p>
      <text:p text:style-name="P1"/>
      <text:p text:style-name="P1">business plan is a document explaining your plans to potential investors,sponsors.</text:p>
      <text:p text:style-name="P1"/>
      <text:p text:style-name="P1">-description of what company is doing (current on going projects)</text:p>
      <text:p text:style-name="P1"/>
      <text:p text:style-name="P1">-description of expertise of company founders</text:p>
      <text:p text:style-name="P1"/>
      <text:p text:style-name="P1">-description of market that company is aiming it, i.e it's size and possible competition</text:p>
      <text:p text:style-name="P1"/>
      <text:p text:style-name="P1">-a prediction of financial performance of the company (budget, projected balance sheets,projected cash-flows, profit and loss accounts, e.t.c. )</text:p>
      <text:p text:style-name="P1"/>
      <text:p text:style-name="P1">raising finances: business plan</text:p>
      <text:p text:style-name="P1"/>
      <text:p text:style-name="P1">-with a business plan, you can approach people who can loan you money (e.g banks), invest in your company or even donate your money.</text:p>
      <text:p text:style-name="P1"/>
      <text:p text:style-name="P1">-source of finance:</text:p>
      <text:p text:style-name="P1"/>
      <text:p text:style-name="P1">-grants</text:p>
      <text:p text:style-name="P1"/>
      <text:p text:style-name="P1">-loans</text:p>
      <text:p text:style-name="P1"/>
      <text:p text:style-name="P1">-sale of equity</text:p>
      <text:p text:style-name="P1"/>
      <text:p text:style-name="P1">raising finances: Grants:</text:p>
      <text:p text:style-name="P1"/>
      <text:p text:style-name="P1">a sum of money given to the company such that the company can demonstrate that it has been used for the purpose which the money was given</text:p>
      <text:p text:style-name="P1"/>
      <text:p text:style-name="P1">not paid back</text:p>
      <text:p text:style-name="P1"/>
      <text:p text:style-name="P1">-trang resources:</text:p>
      <text:p text:style-name="P1"/>
      <text:p text:style-name="P1"><text:tab/>-governments (local,iternational)</text:p>
      <text:p text:style-name="P1"><text:soft-page-break/><text:tab/></text:p>
      <text:p text:style-name="P1"><text:tab/>-charaties</text:p>
      <text:p text:style-name="P1"><text:tab/></text:p>
      <text:p text:style-name="P1">where are the grants: PCDC</text:p>
      <text:p text:style-name="P1"/>
      <text:p text:style-name="P1">non-profit organization (portal for NGO related material) maintain list of funding organizations</text:p>
      <text:p text:style-name="P1"/>
      <text:p text:style-name="P1">raising finances:Loans</text:p>
      <text:p text:style-name="P1"/>
      <text:p text:style-name="P1">types of loans:</text:p>
      <text:p text:style-name="P1"/>
      <text:p text:style-name="P1">soft loans:</text:p>
      <text:p text:style-name="P1"/>
      <text:p text:style-name="P1">-available due to government initiatives </text:p>
      <text:p text:style-name="P1"/>
      <text:p text:style-name="P1">-usually terget new companies</text:p>
      <text:p text:style-name="P1"/>
      <text:p text:style-name="P1">-have less relaxed terms and conditions</text:p>
      <text:p text:style-name="P1"/>
      <text:p text:style-name="P1">-may have less intrest rates, and may not require security @all</text:p>
      <text:p text:style-name="P1"/>
      <text:p text:style-name="P1">SMEDA: (small and medium enterprises development authority)</text:p>
      <text:p text:style-name="P1"/>
      <text:p text:style-name="P1">-provides <text:s/>startup loans for engineering, agriculture,livestock,IT,food processing,minerals and many other sectors</text:p>
      <text:p text:style-name="P1"/>
      <text:p text:style-name="P1">-provides information, advice to these sectors also</text:p>
      <text:p text:style-name="P1"/>
      <text:p text:style-name="P1">-provides legal services to organizations.</text:p>
      <text:p text:style-name="P1"/>
      <text:p text:style-name="P1">-public listing of all public-projects they support, their business-plans,available online</text:p>
      <text:p text:style-name="P1"/>
      <text:p text:style-name="P1">loans from friends,Relatives:</text:p>
      <text:p text:style-name="P1"/>
      <text:p text:style-name="P1">-not recommended unless terms and conditions clearly defined in a legal document</text:p>
      <text:p text:style-name="P1"/>
      <text:p text:style-name="P1">-if not, will lead to bitter arguments, possibly spoil personal/family relations</text:p>
      <text:p text:style-name="P1"/>
      <text:p text:style-name="P1">raising finances:equity capital</text:p>
      <text:p text:style-name="P1"/>
      <text:p text:style-name="P1">equity capital: money paid to a company in exchange for a share in ownership of the company</text:p>
      <text:p text:style-name="P1"/>
      <text:p text:style-name="P1">-who pays this money? venture capitalists (companies) or business angels (individuals) pay this money</text:p>
      <text:p text:style-name="P1"/>
      <text:p text:style-name="P1"><text:soft-page-break/>-both help the company to expand and become successful. When target is achieved, they sell their share of ownership at very high prices.</text:p>
      <text:p text:style-name="P1"/>
      <text:p text:style-name="P1">-will therefore occupy a permanent role in decision-making inside the company</text:p>
      <text:p text:style-name="P1"/>
      <text:p text:style-name="P1">-how do the equity firms get so much money??</text:p>
      <text:p text:style-name="P1"/>
      <text:p text:style-name="P1">equity company itself borrows money through bands (who want to co-invest) or through inviting people to invest in its stocks</text:p>
      <text:p text:style-name="P1"/>
      <text:p text:style-name="P1">raising finances: equity capital</text:p>
      <text:p text:style-name="P1"/>
      <text:p text:style-name="P1">-askarii equity fund</text:p>
      <text:p text:style-name="P1"/>
      <text:p text:style-name="P1">-lakson equity fund</text:p>
      <text:p text:style-name="P1"/>
      <text:p text:style-name="P1">-meezan bank tahafuz equity fund</text:p>
      <text:p text:style-name="P1"/>
      <text:p text:style-name="P1">-pakistan islamic pension equity fund</text:p>
      <text:p text:style-name="P1"/>
      <text:p text:style-name="P1">-ubl bank savings equity fund</text:p>
      <text:p text:style-name="P1"/>
      <text:p text:style-name="P1">-cyan equity fund</text:p>
      <text:p text:style-name="P1"/>
      <text:p text:style-name="P1">Exercise</text:p>
      <text:p text:style-name="P1">● A company is in need of finances.</text:p>
      <text:p text:style-name="P1">● You have $$$, and you want to help.</text:p>
      <text:p text:style-name="P1">● Should you give the $$$ to them as loan,</text:p>
      <text:p text:style-name="P1">or should you purchase their shares?</text:p>
      <text:p text:style-name="P1"/>
      <text:p text:style-name="P1">Exercise</text:p>
      <text:p text:style-name="P1">●Share-holders have greater risk of lower returns as</text:p>
      <text:p text:style-name="P1">compared to lenders (They may lose their worth</text:p>
      <text:p text:style-name="P1">entirely).</text:p>
      <text:p text:style-name="P1">●Share-holders have greater profit margins than lenders</text:p>
      <text:p text:style-name="P1">if all goes well.</text:p>
      <text:p text:style-name="P1"/>
      <text:p text:style-name="P1">SCENARIO: DO it from the slides</text:p>
      <text:p text:style-name="P1"/>
      <text:p text:style-name="P1">Leverage:</text:p>
      <text:p text:style-name="P1"/>
      <text:p text:style-name="P1">-if a company has taken LOANS + Equity Capital, then difference b/w both is called leverage (or gearing)</text:p>
      <text:p text:style-name="P1"/>
      <text:p text:style-name="P1">-shareholders: Not happy with loans because mosts of the money will be going to pay loan interests</text:p>
      <text:p text:style-name="P1"/>
      <text:p text:style-name="P1">-lenders: Not happy because they know share-holders may encourage company to trade RECKLESSLY (no profit means no loan repayment)</text:p>
      <text:p text:style-name="P1"/>
      <text:p text:style-name="P1">-New Lenders: will not invest in a heavily leveraged company</text:p>
      <text:p text:style-name="P1"><text:soft-page-break/></text:p>
      <text:p text:style-name="P2">slide 07:</text:p>
      <text:p text:style-name="P1"/>
      <text:p text:style-name="P1">Ethics:</text:p>
      <text:p text:style-name="P1"/>
      <text:p text:style-name="P1">what is ethics?</text:p>
      <text:p text:style-name="P1"/>
      <text:p text:style-name="P1">why is it important?</text:p>
      <text:p text:style-name="P1"/>
      <text:p text:style-name="P1">what are the different dimensions of IT-based Ethics</text:p>
      <text:p text:style-name="P1"/>
      <text:p text:style-name="P1">Business Ethics:</text:p>
      <text:p text:style-name="P1"/>
      <text:p text:style-name="P1">- computers security</text:p>
      <text:p text:style-name="P1"/>
      <text:p text:style-name="P1">-freedom of expression</text:p>
      <text:p text:style-name="P1"/>
      <text:p text:style-name="P1">-software development</text:p>
      <text:p text:style-name="P1"/>
      <text:p text:style-name="P1">-social networking</text:p>
      <text:p text:style-name="P1"/>
      <text:p text:style-name="P1">-right to information</text:p>
      <text:p text:style-name="P1"/>
      <text:p text:style-name="P1">-computer crimes</text:p>
      <text:p text:style-name="P1"/>
      <text:p text:style-name="P1">-artificial intelligence</text:p>
      <text:p text:style-name="P1"/>
      <text:p text:style-name="P1">Professional IT Ethics:</text:p>
      <text:p text:style-name="P1"/>
      <text:p text:style-name="P1">-privacy</text:p>
      <text:p text:style-name="P1"/>
      <text:p text:style-name="P1">-intellectual property</text:p>
      <text:p text:style-name="P1"/>
      <text:p text:style-name="P1">-quality of life</text:p>
      <text:p text:style-name="P1"/>
      <text:p text:style-name="P1">-e-Governance</text:p>
      <text:p text:style-name="P1"/>
      <text:p text:style-name="P1">-education ethics</text:p>
      <text:p text:style-name="P1"/>
      <text:p text:style-name="P1">-computer un-reliability</text:p>
      <text:p text:style-name="P1"/>
      <text:p text:style-name="P1">-warfare and ....many more</text:p>
      <text:p text:style-name="P1"/>
      <text:p text:style-name="P1">How do we measure History??</text:p>
      <text:p text:style-name="P1"/>
      <text:p text:style-name="P1">-seasonal and planetary motions</text:p>
      <text:p text:style-name="P1"/>
      <text:p text:style-name="P1">-relative to occurence of important events (social,religious) e.g Hijra,AD,BC,ascension of a king, creation of a nation</text:p>
      <text:p text:style-name="P1"/>
      <text:p text:style-name="P1">-lifespan of certain people or dynasties (victorian era, ayub khan era, ming and qing dynasties, mongol and mughal empires, e.t.c)</text:p>
      <text:p text:style-name="P1"/>
      <text:p text:style-name="P1"><text:soft-page-break/>-cirumstances,arts and technology </text:p>
      <text:p text:style-name="P1"/>
      <text:p text:style-name="P1">Development of systems to record events, and hence accumulate and transmit information about the past</text:p>
      <text:p text:style-name="P1"/>
      <text:p text:style-name="P1">Pre-history: A history where such recording systems were not available, or not in practice</text:p>
      <text:p text:style-name="P1"/>
      <text:p text:style-name="P1">SOCIAL FABRIC----------------------------------------------</text:p>
      <text:p text:style-name="P1"/>
      <text:p text:style-name="P1">history:</text:p>
      <text:p text:style-name="P1"/>
      <text:p text:style-name="P1">human progress and welfare depends mostly on the successful and efficient management of information</text:p>
      <text:p text:style-name="P1"/>
      <text:p text:style-name="P1">Steps for progress:</text:p>
      <text:p text:style-name="P1"/>
      <text:p text:style-name="P1">discovery and design----Process and Manage-----Applyy---Then again to discovery and design and so on</text:p>
      <text:p text:style-name="P1"/>
      <text:p text:style-name="P1">information technology evolved from,</text:p>
      <text:p text:style-name="P1"/>
      <text:p text:style-name="P1">recording systems-to-communication systems-to-processing systems</text:p>
      <text:p text:style-name="P1"/>
      <text:p text:style-name="P1">with this evolution, advanced economies are highlu dependent of their functioning and growth upon,</text:p>
      <text:p text:style-name="P1"/>
      <text:p text:style-name="P1">-information based sources</text:p>
      <text:p text:style-name="P1"/>
      <text:p text:style-name="P1">-information based services (communication,finance and entertainment)</text:p>
      <text:p text:style-name="P1"/>
      <text:p text:style-name="P1">-information based public sectors (education,administration,health-care)</text:p>
      <text:p text:style-name="P1"/>
      <text:p text:style-name="P1">Information and communication technologies have changed the world</text:p>
      <text:p text:style-name="P1"/>
      <text:p text:style-name="P1">1-Deeply</text:p>
      <text:p text:style-name="P1"/>
      <text:p text:style-name="P1">2-Irreversibly</text:p>
      <text:p text:style-name="P1"/>
      <text:p text:style-name="P1">3-Problematically</text:p>
      <text:p text:style-name="P1"/>
      <text:p text:style-name="P1">few points are there for information</text:p>
      <text:p text:style-name="P1"/>
      <text:p text:style-name="P1">-management,storage and retrieval of this informaton</text:p>
      <text:p text:style-name="P1"/>
      <text:p text:style-name="P1">-utilization of information</text:p>
      <text:p text:style-name="P1"/>
      <text:p text:style-name="P1">-communication of information</text:p>
      <text:p text:style-name="P1"/>
      <text:p text:style-name="P1">-computation on information (analyzing this information)</text:p>
      <text:p text:style-name="P1"/>
      <text:p text:style-name="P1"><text:soft-page-break/>Analogy of Tree: technology growth, weak branches, lead to chaos and fragile growth</text:p>
      <text:p text:style-name="P1"/>
      <text:p text:style-name="P1">To minimize chaos and fragile growth,</text:p>
      <text:p text:style-name="P1"/>
      <text:p text:style-name="P1">-develop strong philosopy and ethical use of information</text:p>
      <text:p text:style-name="P1"/>
      <text:p text:style-name="P1">-understand less visible implications of information overload</text:p>
      <text:p text:style-name="P1"/>
      <text:p text:style-name="P1">-understand impact of information on human and environmental welfare</text:p>
      <text:p text:style-name="P1"/>
      <text:p text:style-name="P1">-anticipate difficulties</text:p>
      <text:p text:style-name="P1"/>
      <text:p text:style-name="P1">-identify opportunities</text:p>
      <text:p text:style-name="P1"/>
      <text:p text:style-name="P1">-resolve problems</text:p>
      <text:p text:style-name="P1"/>
      <text:p text:style-name="P1">-resolve conflicts</text:p>
      <text:p text:style-name="P1"/>
      <text:p text:style-name="P1">-resolve dilemmas</text:p>
      <text:p text:style-name="P1"/>
      <text:p text:style-name="P1">Ethics:</text:p>
      <text:p text:style-name="P1"/>
      <text:p text:style-name="P1">branch of philosphy: studies objective and rational background of thought and actions</text:p>
      <text:p text:style-name="P1"/>
      <text:p text:style-name="P1">normative ethics: moral code on how one should react, give certain situation (virtue ethics) e.g, distinguishes between right and wrong</text:p>
      <text:p text:style-name="P1"/>
      <text:p text:style-name="P1">applied ethics: what to do given a specific situation</text:p>
      <text:p text:style-name="P1"/>
      <text:p text:style-name="P1">-de-ontological-ethics: ethics towards duties</text:p>
      <text:p text:style-name="P1"/>
      <text:p text:style-name="P1">-information-ethics: specifies related to ICT</text:p>
      <text:p text:style-name="P1"/>
      <text:p text:style-name="P1">Ethics: Moral Code:</text:p>
      <text:p text:style-name="P1"/>
      <text:p text:style-name="P1">set of rules established by society </text:p>
      <text:p text:style-name="P1"/>
      <text:p text:style-name="P1">established boundaries of generally accepted behaviour (what people should and should not do)</text:p>
      <text:p text:style-name="P1"/>
      <text:p text:style-name="P1">different rules of society can be contradictory </text:p>
      <text:p text:style-name="P1"/>
      <text:p text:style-name="P1">– A very good friend copies in Exam</text:p>
      <text:p text:style-name="P1">Should you tell the truth to authorities</text:p>
      <text:p text:style-name="P1">Should you be loyal to your friend</text:p>
      <text:p text:style-name="P1">which is more important?</text:p>
      <text:p text:style-name="P1"/>
      <text:p text:style-name="P1">– Employer monitoring employee Internet usage</text:p>
      <text:p text:style-name="P1">Is it good ethics (employer wanting more productivity)</text:p>
      <text:p text:style-name="P1"><text:soft-page-break/>or violation of privacy of employee</text:p>
      <text:p text:style-name="P1">which is more important?</text:p>
      <text:p text:style-name="P1"/>
      <text:p text:style-name="P1">ethics:morality:</text:p>
      <text:p text:style-name="P1"/>
      <text:p text:style-name="P1">social conventions about right/wrong</text:p>
      <text:p text:style-name="P1"/>
      <text:p text:style-name="P1">conventions which are so established there is no writen consensus</text:p>
      <text:p text:style-name="P1"/>
      <text:p text:style-name="P1">varies with age,cultrul group,ethnic background,religion,gender</text:p>
      <text:p text:style-name="P1"/>
      <text:p text:style-name="P1">most socieites have uniform agreement upon: </text:p>
      <text:p text:style-name="P1"/>
      <text:p text:style-name="P1">crime,murder,theft,arson is immoral</text:p>
      <text:p text:style-name="P1"/>
      <text:p text:style-name="P1">what about:</text:p>
      <text:p text:style-name="P1"/>
      <text:p text:style-name="P1">-placing parents in an old house</text:p>
      <text:p text:style-name="P1"/>
      <text:p text:style-name="P1">-attitude towards illegal copying of software/movies</text:p>
      <text:p text:style-name="P1"/>
      <text:p text:style-name="P1">Aristotle's Meta-Physical &amp; Physiological</text:p>
      <text:p text:style-name="P1">explanation of Human Behavior</text:p>
      <text:p text:style-name="P1"/>
      <text:p text:style-name="P1">●Every physical entity in the Universe is made out of</text:p>
      <text:p text:style-name="P1">matter and forms (information).</text:p>
      <text:p text:style-name="P1"/>
      <text:p text:style-name="P1">●All animals are information-processing beings (including</text:p>
      <text:p text:style-name="P1">humans) whose bodily structures account for the ways in</text:p>
      <text:p text:style-name="P1">which information gets processed within them.</text:p>
      <text:p text:style-name="P1"/>
      <text:p text:style-name="P1">●Information processing within an animal’s body initiates</text:p>
      <text:p text:style-name="P1">and controls the animal’s behavior</text:p>
      <text:p text:style-name="P1"/>
      <text:p text:style-name="P1">●Humans have additional sophisticated information-</text:p>
      <text:p text:style-name="P1">processing capabilities called theoretical reasoning and</text:p>
      <text:p text:style-name="P1">practical reasoning. These added capabilities make ethics</text:p>
      <text:p text:style-name="P1">possible.</text:p>
      <text:p text:style-name="P1"/>
      <text:p text:style-name="P1">information agents:</text:p>
      <text:p text:style-name="P1"/>
      <text:p text:style-name="P1">difference b/w online and offline life</text:p>
      <text:p text:style-name="P1"/>
      <text:p text:style-name="P1">agent of ethics:</text:p>
      <text:p text:style-name="P1"/>
      <text:p text:style-name="P1">proactive agents: plan and initiate actions responsibly in anticipation of future events</text:p>
      <text:p text:style-name="P1"/>
      <text:p text:style-name="P1">reactive agents: perform responsible actions oncee an event has occured</text:p>
      <text:p text:style-name="P1"/>
      <text:p text:style-name="P1">Value System:</text:p>
      <text:p text:style-name="P1"/>
      <text:p text:style-name="P1"><text:soft-page-break/>scheme of moral values:</text:p>
      <text:p text:style-name="P1"/>
      <text:p text:style-name="P1">-virtue: habits of inclining people to do what is acceptable( depends of social fabric) e.g fairness,generosity,honesty,loyalty</text:p>
      <text:p text:style-name="P1"/>
      <text:p text:style-name="P1">-vice: habits of unacceptable behaviour e.g vanity,greed,envy,anger,criminal behaviour</text:p>
      <text:p text:style-name="P1"/>
      <text:p text:style-name="P1">Integrity:</text:p>
      <text:p text:style-name="P1"/>
      <text:p text:style-name="P1">act in accordacne with personal code of principles</text:p>
      <text:p text:style-name="P1"/>
      <text:p text:style-name="P1">extend to all people the same respect and consideration that one desire himself/herself</text:p>
      <text:p text:style-name="P1"/>
      <text:p text:style-name="P1">apply the same moral standards to all situations (individuals)</text:p>
      <text:p text:style-name="P1"/>
      <text:p text:style-name="P1">Content and Education:</text:p>
      <text:p text:style-name="P1"/>
      <text:p text:style-name="P1">search engine ethics</text:p>
      <text:p text:style-name="P1"/>
      <text:p text:style-name="P1">-SE bias per region</text:p>
      <text:p text:style-name="P1"/>
      <text:p text:style-name="P1">-SE favouritism for sites</text:p>
      <text:p text:style-name="P1"/>
      <text:p text:style-name="P1">-SE privacy issues (keywords)</text:p>
      <text:p text:style-name="P1"/>
      <text:p text:style-name="P1">-SE paid content can be misleading</text:p>
      <text:p text:style-name="P1"/>
      <text:p text:style-name="P1">-SE monitoring and surveillance</text:p>
      <text:p text:style-name="P1"/>
      <text:p text:style-name="P1">Video game ethics</text:p>
      <text:p text:style-name="P1"/>
      <text:p text:style-name="P1">virtue vs real world</text:p>
      <text:p text:style-name="P1"/>
      <text:p text:style-name="P1">-social networks</text:p>
      <text:p text:style-name="P1"/>
      <text:p text:style-name="P1">-second life</text:p>
      <text:p text:style-name="P1"/>
      <text:p text:style-name="P1">role of teachers</text:p>
      <text:p text:style-name="P1"/>
      <text:p text:style-name="P1">HUMAN BEINGS:-&gt;Knowledge-&gt;widsom</text:p>
      <text:p text:style-name="P1"/>
      <text:p text:style-name="P1">Computers:-&gt;bits-&gt;data-&gt;information</text:p>
      <text:p text:style-name="P1"/>
      <text:p text:style-name="P1">research paper ethics (not to be copied, properly ciated)</text:p>
      <text:p text:style-name="P1"/>
      <text:p text:style-name="P1">Copytights:</text:p>
      <text:p text:style-name="P1"/>
      <text:p text:style-name="P1">CTRL+C, CTRL+V</text:p>
      <text:p text:style-name="P1"/>
      <text:p text:style-name="P1"><text:soft-page-break/>lack of regulation on copyrights avoids innovators to be awarded/appreciated</text:p>
      <text:p text:style-name="P1"/>
      <text:p text:style-name="P1">types of licenses</text:p>
      <text:p text:style-name="P1"/>
      <text:p text:style-name="P1">-open source ve proprietary</text:p>
      <text:p text:style-name="P1"/>
      <text:p text:style-name="P1">Hackers:</text:p>
      <text:p text:style-name="P1"/>
      <text:p text:style-name="P1">linus Torvalds</text:p>
      <text:p text:style-name="P1"/>
      <text:p text:style-name="P1">exceptionally skilled people?</text:p>
      <text:p text:style-name="P1"/>
      <text:p text:style-name="P1">ethical hacking?</text:p>
      <text:p text:style-name="P1"/>
      <text:p text:style-name="P1"/>
      <text:p text:style-name="P1">Privacy:</text:p>
      <text:p text:style-name="P1"/>
      <text:p text:style-name="P1">compromise on civil liberties vs nation security?</text:p>
      <text:p text:style-name="P1"/>
      <text:p text:style-name="P1">monitoring of communications</text:p>
      <text:p text:style-name="P1"/>
      <text:p text:style-name="P1">ambient intelligence problems</text:p>
      <text:p text:style-name="P1"/>
      <text:p text:style-name="P1">Computer Crime and Viruses:</text:p>
      <text:p text:style-name="P1"/>
      <text:p text:style-name="P1">sophistication of attacks vs expertise required</text:p>
      <text:p text:style-name="P1"/>
      <text:p text:style-name="P1">computer un-reliability:</text:p>
      <text:p text:style-name="P1"/>
      <text:p text:style-name="P1">industrial societies becomming more technology dependent</text:p>
      <text:p text:style-name="P1"/>
      <text:p text:style-name="P1">very little is known about global impact of computer failure over time</text:p>
      <text:p text:style-name="P1"/>
      <text:p text:style-name="P1">what are the sources of computer failure?</text:p>
      <text:p text:style-name="P1"/>
      <text:p text:style-name="P1">-total failure vs partial failure</text:p>
      <text:p text:style-name="P1"/>
      <text:p text:style-name="P1">-thorough testing not possible </text:p>
      <text:p text:style-name="P1"/>
      <text:p text:style-name="P1">case: automated vehicles vs automated aircraft..why different??</text:p>
      <text:p text:style-name="P1"/>
      <text:p text:style-name="P1">artificial intelligence:</text:p>
      <text:p text:style-name="P1"/>
      <text:p text:style-name="P1">should machines make decisions?</text:p>
      <text:p text:style-name="P1"/>
      <text:p text:style-name="P1">autonomous robots/vehicles?</text:p>
      <text:p text:style-name="P1"/>
      <text:p text:style-name="P1">are ethical robots possible?</text:p>
      <text:p text:style-name="P1"/>
      <text:p text:style-name="P1">WAR:</text:p>
      <text:p text:style-name="P1"/>
      <text:p text:style-name="P1"><text:soft-page-break/>smart weapons </text:p>
      <text:p text:style-name="P1"/>
      <text:p text:style-name="P1">un-manned aerial/ground/sea-vehilces</text:p>
      <text:p text:style-name="P1"/>
      <text:p text:style-name="P1">projectile bullets (Guided)</text:p>
      <text:p text:style-name="P1"/>
      <text:p text:style-name="P1">work-place:</text:p>
      <text:p text:style-name="P1"/>
      <text:p text:style-name="P1">quantity of jobs:how many jobs are created and how many jobs are lost?</text:p>
      <text:p text:style-name="P1"/>
      <text:p text:style-name="P1">business ethics:</text:p>
      <text:p text:style-name="P1"/>
      <text:p text:style-name="P1">-are specific business practices acceptable?</text:p>
      <text:p text:style-name="P1"/>
      <text:p text:style-name="P1">-salesman hiding facts about a product's safety features</text:p>
      <text:p text:style-name="P1"/>
      <text:p text:style-name="P1">-accountant hiding inaccuracies discovered in an audit (or else company will fire him/her)</text:p>
      <text:p text:style-name="P1"/>
      <text:p text:style-name="P1">-medical company not recalling a stock after an error to avoid suffering huge losses</text:p>
      <text:p text:style-name="P1"/>
      <text:p text:style-name="P1">-developer writing exceptionally difficult coding so that employee will always have to consult him for it whenever an improvement needs to be made</text:p>
      <text:p text:style-name="P1"/>
      <text:p text:style-name="P1">-engaging in lying,cheating,plagiarizing to get promoted in an organization</text:p>
      <text:p text:style-name="P1"/>
      <text:p text:style-name="P1">why business ethics:</text:p>
      <text:p text:style-name="P1"/>
      <text:p text:style-name="P1">to gain the goodwill of community (will bring more business) (by doing charity e.t.c)</text:p>
      <text:p text:style-name="P1"/>
      <text:p text:style-name="P1">to create an organization that operates consistently (on the basis of uniform principles) (by operating business honestly )</text:p>
      <text:p text:style-name="P1"/>
      <text:p text:style-name="P1">good business environment</text:p>
      <text:p text:style-name="P1"/>
      <text:p text:style-name="P1">protect organization and employees from legal actions (by lowering the fines and punishments on employees)</text:p>
      <text:p text:style-name="P1"/>
      <text:p text:style-name="P1">to avoid unfavorable publicity (public reputation should be good so avoid such actions which can cause unfavorable publicity)</text:p>
      <text:p text:style-name="P1"/>
      <text:p text:style-name="P1">If business ethics are ignored: </text:p>
      <text:p text:style-name="P1"/>
      <text:p text:style-name="P1">business risk: negative event in business can occur</text:p>
      <text:p text:style-name="P1"/>
      <text:p text:style-name="P1">unethical business can risk destroying business</text:p>
      <text:p text:style-name="P1"/>
      <text:p text:style-name="P1"><text:soft-page-break/>accounting malpractices: hide real worth of company with the help of accountant 2001: filed for largest corporate bankruptcy in us history</text:p>
      <text:p text:style-name="P1"/>
      <text:p text:style-name="P1">if business ethics are ignored:</text:p>
      <text:p text:style-name="P1"/>
      <text:p text:style-name="P1">workers work overtime or they are mistreated. these are violations of busniess ethics, due to these violations, business can face losses.</text:p>
      <text:p text:style-name="P1"/>
      <text:p text:style-name="P1">bribery:</text:p>
      <text:p text:style-name="P1"/>
      <text:p text:style-name="P1">money|property|favors that add to the value of someone in a business|government in order to get a business advantage</text:p>
      <text:p text:style-name="P1"/>
      <text:p text:style-name="P1">kickback===payoff</text:p>
      <text:p text:style-name="P1"/>
      <text:p text:style-name="P1">person offering bribe=commiting crime when he offers </text:p>
      <text:p text:style-name="P1"/>
      <text:p text:style-name="P1">person recieving the bribe=guilty of crime when he/she accepts the bribe</text:p>
      <text:p text:style-name="P1"/>
      <text:p text:style-name="P1">giving a gift or giving a bribe?:</text:p>
      <text:p text:style-name="P1"/>
      <text:p text:style-name="P1">medical representatives giving gifts to medical doctors to influence drug prescriptions</text:p>
      <text:p text:style-name="P1"/>
      <text:p text:style-name="P1">-pens</text:p>
      <text:p text:style-name="P1"/>
      <text:p text:style-name="P1">-writing pads</text:p>
      <text:p text:style-name="P1"/>
      <text:p text:style-name="P1">-clocks</text:p>
      <text:p text:style-name="P1"/>
      <text:p text:style-name="P1">-calenders</text:p>
      <text:p text:style-name="P1"/>
      <text:p text:style-name="P1">-free dinners</text:p>
      <text:p text:style-name="P1"/>
      <text:p text:style-name="P1">-free event+travel tickets+foreign tours</text:p>
      <text:p text:style-name="P1"/>
      <text:p text:style-name="P1">-consultation + speaking fees</text:p>
      <text:p text:style-name="P1"/>
      <text:p text:style-name="P1">-cars + houses !!!</text:p>
      <text:p text:style-name="P1"/>
      <text:p text:style-name="P1">giving a gift or giving a bribe?:</text:p>
      <text:p text:style-name="P1"/>
      <text:p text:style-name="P1">gifts should note be hidden (if hidden=bribe)</text:p>
      <text:p text:style-name="P1"/>
      <text:p text:style-name="P1">bribes often through third party. gifts directly from donor or receipent.</text:p>
      <text:p text:style-name="P1"/>
      <text:p text:style-name="P1">bribes encourage obligation of favour to donor.gift comes with no exception of future favour</text:p>
      <text:p text:style-name="P1"/>
      <text:p text:style-name="P1"><text:soft-page-break/>company acceptable policy:</text:p>
      <text:p text:style-name="P1"/>
      <text:p text:style-name="P1">-gifts should be declared + if above token value, should be declined</text:p>
      <text:p text:style-name="P1"/>
      <text:p text:style-name="P1">-gift pooling|redistribution, gift auctioning,re-gifting to charity organizations</text:p>
      <text:p text:style-name="P1"/>
      <text:p text:style-name="P1">government of pakistan: government service rules 1964, conduct and discipline rules section A:5.1 and 5.3</text:p>
      <text:p text:style-name="P1"/>
      <text:p text:style-name="P1">READ THESE FROM SLIDES</text:p>
      <text:p text:style-name="P1"/>
      <text:p text:style-name="P1">how to improve business ethics in corporations</text:p>
      <text:p text:style-name="P1"/>
      <text:p text:style-name="P1">appointment of corporate ethics officers</text:p>
      <text:p text:style-name="P1"/>
      <text:p text:style-name="P1">-senior level manger (or memeber of board of directors), responsible for improving ethical behaviour of members in organization</text:p>
      <text:p text:style-name="P1"/>
      <text:p text:style-name="P1">-encourage ethcial decision making (methods will be discussed later)</text:p>
      <text:p text:style-name="P1"/>
      <text:p text:style-name="P1">-ensures legal compliance of ethical practices</text:p>
      <text:p text:style-name="P1"/>
      <text:p text:style-name="P1">-oversees ethics related investigations in the organization.</text:p>
      <text:p text:style-name="P1"/>
      <text:p text:style-name="P1">establishment of corporate code of ethics:</text:p>
      <text:p text:style-name="P1"/>
      <text:p text:style-name="P1">-highlights organization's key ethical issues</text:p>
      <text:p text:style-name="P1"/>
      <text:p text:style-name="P1">-identifies principles that are important to the organization</text:p>
      <text:p text:style-name="P1"/>
      <text:p text:style-name="P1">-our purpose &amp; our values</text:p>
      <text:p text:style-name="P1"/>
      <text:p text:style-name="P1">conduct social audits:</text:p>
      <text:p text:style-name="P1"/>
      <text:p text:style-name="P1">-indentifies ethical lapses commited in the past</text:p>
      <text:p text:style-name="P1"/>
      <text:p text:style-name="P1">-sets directives for avoiding similar missteps in the future</text:p>
      <text:p text:style-name="P1"/>
      <text:p text:style-name="P1">require employees to take ethical training</text:p>
      <text:p text:style-name="P1"/>
      <text:p text:style-name="P1">include ethical criterial in employee performance evaluations. e.g whether employees is of good moral conduct,whether employee is effectively operating in multi-cultural environment , whether employee accepts personal accountability</text:p>
      <text:p text:style-name="P1"/>
      <text:p text:style-name="P1">assessment reports e.g peer assessments from colleagues, feedback reportsfrom sub-ordinates for managers, teacher feedback from students in universities.</text:p>
      <text:p text:style-name="P1"/>
      <text:p text:style-name="P1"><text:soft-page-break/>good employees making bad ethical choices:</text:p>
      <text:p text:style-name="P1"/>
      <text:p text:style-name="P1">is the work environment too competitive and demanding? as a result, placing great pressure on the employees</text:p>
      <text:p text:style-name="P1"/>
      <text:p text:style-name="P1">-unrealistic budgets</text:p>
      <text:p text:style-name="P1"/>
      <text:p text:style-name="P1">-tight deadlines</text:p>
      <text:p text:style-name="P1"/>
      <text:p text:style-name="P1">-bonus incentives for performance goals</text:p>
      <text:p text:style-name="P1"/>
      <text:p text:style-name="P1">-aggressive competition from peers</text:p>
      <text:p text:style-name="P1"/>
      <text:p text:style-name="P1">-politics</text:p>
      <text:p text:style-name="P1"/>
      <text:p text:style-name="P1">-harrasment</text:p>
      <text:p text:style-name="P1"/>
      <text:p text:style-name="P1">a manager is responsible to avoid all the above issues</text:p>
      <text:p text:style-name="P1"/>
      <text:p text:style-name="P1"/>
      <text:p text:style-name="P1">Good managers use check list and thus mantains the quality of organization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8T14:59:56.951443599</meta:creation-date>
    <dc:date>2023-11-12T20:31:22.142636835</dc:date>
    <meta:editing-duration>PT1M4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0" meta:paragraph-count="493" meta:word-count="3087" meta:character-count="21260" meta:non-whitespace-character-count="18641"/>
  </office:meta>
</office:document-meta>
</file>